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LEFT([.A3];2)" office:value-type="string" office:string-value="11" calcext:value-type="string">
            <text:p>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LEFT([.A4];2)" office:value-type="string" office:string-value="11" calcext:value-type="string">
            <text:p>11</text:p>
          </table:table-cell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table:formula="of:=LEFT([.A5];2)" office:value-type="string" office:string-value="44" calcext:value-type="string">
            <text:p>44</text:p>
          </table:table-cell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table:formula="of:=LEFT([.A6];2)" office:value-type="string" office:string-value="44" calcext:value-type="string">
            <text:p>4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LEFT([.A7];2)" office:value-type="string" office:string-value="11" calcext:value-type="string">
            <text:p>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LEFT([.A8];2)" office:value-type="string" office:string-value="11" calcext:value-type="string">
            <text:p>11</text:p>
          </table:table-cell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table:formula="of:=LEFT([.A9];2)" office:value-type="string" office:string-value="44" calcext:value-type="string">
            <text:p>44</text:p>
          </table:table-cell>
        </table:table-row>
      </table:table>
      <table:named-expressions/>
      <table:database-ranges>
        <table:database-range table:name="__Anonymous_Sheet_DB__0" table:target-range-address="工作表1.A1:工作表1.B9" table:display-filter-buttons="true">
          <table:filter>
            <table:filter-and>
              <table:filter-condition table:data-type="number" table:value="11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体 CN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4:32:39.179600159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Suo</meta:initial-creator>
    <meta:creation-date>2022-01-16T21:42:53.399230790</meta:creation-date>
    <dc:date>2022-02-04T14:32:43.384611605</dc:date>
    <meta:editing-duration>PT1M42S</meta:editing-duration>
    <meta:editing-cycles>6</meta:editing-cycles>
    <meta:generator>LibreOfficeDev/7.4.0.0.alpha0$Linux_X86_64 LibreOffice_project/d5f015185240a7bddfed7ddf10d6b5426e35fb72</meta:generator>
    <meta:document-statistic meta:table-count="1" meta:cell-count="18" meta:object-count="0"/>
  </office:meta>
</office:document-meta>
</file>